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top" fo:background-color="#98FB98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/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background-color="transparent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/>
      <style:text-properties fo:color="#FF0000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background-color="transparent"/>
      <style:text-properties fo:color="#FF3333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to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top" fo:background-color="transparent"/>
    </style:style>
    <style:style style:name="ce21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</style:style>
    <style:style style:name="ce23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vertical-align="top" fo:wrap-option="wrap"/>
    </style:style>
    <style:style style:name="ce27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top" fo:wrap-option="wrap"/>
    </style:style>
    <style:style style:name="ce30" style:family="table-cell" style:parent-style-name="Default" style:data-style-name="N0">
      <style:table-cell-properties style:vertical-align="top"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98FB98"/>
    </style:style>
    <style:style style:name="ce32" style:family="table-cell" style:parent-style-name="Default" style:data-style-name="N0">
      <style:table-cell-properties fo:background-color="#98FB98"/>
    </style:style>
    <style:style style:name="ce33" style:family="table-cell" style:parent-style-name="Default" style:data-style-name="N0">
      <style:table-cell-properties fo:border="thin solid #000000" fo:background-color="#98FB98"/>
    </style:style>
    <style:style style:name="ce34" style:family="table-cell" style:parent-style-name="Default" style:data-style-name="N0">
      <style:table-cell-properties fo:border="thin solid #000000" fo:background-color="transparent"/>
    </style:style>
    <style:style style:name="ce35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transparent"/>
      <style:text-properties fo:color="#000000"/>
    </style:style>
    <style:style style:name="ce39" style:family="table-cell" style:parent-style-name="Default" style:data-style-name="N36">
      <style:table-cell-properties fo:background-color="transparent"/>
      <style:text-properties fo:color="#000000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42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2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26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3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4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5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6">
          <table:help-message table:title="Required Sprint" table:display="true"/>
          <table:error-message table:display="true"/>
        </table:content-validation>
        <table:content-validation table:name="val7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8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4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42" table:condition="of:cell-content-is-in-list([Product_Backlog.$A$24:.$A$105])" table:base-cell-address="Sprint_06_Backlog.B17">
          <table:help-message table:title="Select Feature ID from Product Backlog" table:display="true"/>
          <table:error-message table:display="true"/>
        </table:content-validation>
        <table:content-validation table:name="val43" table:condition="of:cell-content-is-in-list([Product_Backlog.$G$5:.$G$8])" table:base-cell-address="Sprint_06_Backlog.C17">
          <table:help-message table:title="Select Feature ID from Product Backlog" table:display="true"/>
          <table:error-message table:display="true"/>
        </table:content-validation>
        <table:content-validation table:name="val44">
          <table:help-message table:title="Task Description" table:display="true"/>
          <table:error-message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3"/>Select "Completed Day 1" if finished on the first day, and</text:p>
            <text:p><text:s text:c="3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30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3" table:style-name="ce32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table:number-columns-spanned="5" table:number-rows-spanned="1" table:content-validation-name="val4" table:style-name="ce33"/>
          <table:covered-table-cell table:number-columns-repeated="4"/>
          <table:table-cell table:content-validation-name="val10" table:style-name="ce6"/>
          <table:table-cell table:content-validation-name="val2" table:style-name="ce6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table:number-columns-spanned="5" table:number-rows-spanned="1" table:content-validation-name="val4" table:style-name="ce33"/>
          <table:covered-table-cell table:number-columns-repeated="4"/>
          <table:table-cell table:content-validation-name="val10" table:style-name="ce6"/>
          <table:table-cell table:content-validation-name="val2" table:style-name="ce6"/>
          <table:table-cell table:style-name="ce3"/>
          <table:table-cell table:number-columns-repeated="16375" table:style-name="ce5"/>
        </table:table-row>
        <table:table-row table:style-name="ro2">
          <table:table-cell table:style-name="ce7"/>
          <table:table-cell table:number-columns-spanned="5" table:number-rows-spanned="1" table:content-validation-name="val4" table:style-name="ce34"/>
          <table:covered-table-cell table:number-columns-repeated="4"/>
          <table:table-cell table:content-validation-name="val10" table:style-name="ce8"/>
          <table:table-cell table:content-validation-name="val2" table:style-name="ce8"/>
          <table:table-cell table:style-name="ce3"/>
          <table:table-cell table:number-columns-repeated="16375" table:style-name="ce5"/>
        </table:table-row>
        <table:table-row table:style-name="ro2">
          <table:table-cell table:style-name="ce7"/>
          <table:table-cell table:number-columns-spanned="5" table:number-rows-spanned="1" table:content-validation-name="val4" table:style-name="ce34"/>
          <table:covered-table-cell table:number-columns-repeated="4"/>
          <table:table-cell table:content-validation-name="val10" table:style-name="ce8"/>
          <table:table-cell table:content-validation-name="val2" table:style-name="ce8"/>
          <table:table-cell table:style-name="ce3"/>
          <table:table-cell table:number-columns-repeated="16375" table:style-name="ce5"/>
        </table:table-row>
        <table:table-row table:style-name="ro1">
          <table:table-cell table:style-name="ce9"/>
          <table:table-cell office:value-type="string" table:style-name="ce10">
            <text:p>Note: Teams MUST be approved by the Professor (NOT TA) in advance</text:p>
          </table:table-cell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number-columns-repeated="6" table:style-name="ce2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1">
            <text:p>Sprint #</text:p>
          </table:table-cell>
          <table:table-cell office:value-type="string" table:style-name="ce12">
            <text:p>Remaining</text:p>
          </table:table-cell>
          <table:table-cell office:value-type="string" table:style-name="ce13">
            <text:p>Completed This Sprint</text:p>
          </table:table-cell>
          <table:table-cell table:style-name="ce14"/>
          <table:table-cell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5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3"/>
          <table:table-cell table:style-name="ce14"/>
          <table:table-cell office:value-type="string" table:style-name="ce16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5">
            <text:p>1</text:p>
          </table:table-cell>
          <table:table-cell office:value-type="float" office:value="37" table:formula="of:=[.B12]-[.C13]" table:style-name="ce3">
            <text:p>37</text:p>
          </table:table-cell>
          <table:table-cell office:value-type="float" office:value="0" table:formula="of:=COUNTIF([.F$24:.F$105];&quot;Finished in Sprint 1&quot;)" table:style-name="ce13">
            <text:p>0</text:p>
          </table:table-cell>
          <table:table-cell table:style-name="ce14"/>
          <table:table-cell office:value-type="float" office:value="1" table:style-name="ce16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5">
            <text:p>2</text:p>
          </table:table-cell>
          <table:table-cell office:value-type="float" office:value="37" table:formula="of:=[.B13]-[.C14]" table:style-name="ce3">
            <text:p>37</text:p>
          </table:table-cell>
          <table:table-cell office:value-type="float" office:value="0" table:formula="of:=COUNTIF([.F$24:.F$105];&quot;Finished in Sprint 2&quot;)" table:style-name="ce13">
            <text:p>0</text:p>
          </table:table-cell>
          <table:table-cell table:style-name="ce14"/>
          <table:table-cell office:value-type="float" office:value="2" table:style-name="ce16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5">
            <text:p>3</text:p>
          </table:table-cell>
          <table:table-cell office:value-type="float" office:value="37" table:formula="of:=[.B14]-[.C15]" table:style-name="ce3">
            <text:p>37</text:p>
          </table:table-cell>
          <table:table-cell office:value-type="float" office:value="0" table:formula="of:=COUNTIF([.F$24:.F$105];&quot;Finished in Sprint 3&quot;)" table:style-name="ce13">
            <text:p>0</text:p>
          </table:table-cell>
          <table:table-cell table:style-name="ce14"/>
          <table:table-cell office:value-type="float" office:value="3" table:style-name="ce16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5">
            <text:p>4</text:p>
          </table:table-cell>
          <table:table-cell office:value-type="float" office:value="37" table:formula="of:=[.B15]-[.C16]" table:style-name="ce3">
            <text:p>37</text:p>
          </table:table-cell>
          <table:table-cell office:value-type="float" office:value="0" table:formula="of:=COUNTIF([.F$24:.F$105];&quot;Finished in Sprint 4&quot;)" table:style-name="ce13">
            <text:p>0</text:p>
          </table:table-cell>
          <table:table-cell table:style-name="ce14"/>
          <table:table-cell table:style-name="ce16"/>
          <table:table-cell table:style-name="ce17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5">
            <text:p>5</text:p>
          </table:table-cell>
          <table:table-cell office:value-type="float" office:value="37" table:formula="of:=[.B16]-[.C17]" table:style-name="ce3">
            <text:p>37</text:p>
          </table:table-cell>
          <table:table-cell office:value-type="float" office:value="0" table:formula="of:=COUNTIF([.F$24:.F$105];&quot;Finished in Sprint 5&quot;)" table:style-name="ce13">
            <text:p>0</text:p>
          </table:table-cell>
          <table:table-cell table:style-name="ce14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5">
            <text:p>6</text:p>
          </table:table-cell>
          <table:table-cell office:value-type="float" office:value="37" table:formula="of:=[.B17]-[.C18]" table:style-name="ce3">
            <text:p>37</text:p>
          </table:table-cell>
          <table:table-cell office:value-type="float" office:value="0" table:formula="of:=COUNTIF([.F$24:.F$105];&quot;Finished in Sprint 6&quot;)" table:style-name="ce13">
            <text:p>0</text:p>
          </table:table-cell>
          <table:table-cell table:style-name="ce14"/>
          <table:table-cell table:style-name="ce16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8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19"/>
          <table:table-cell office:value-type="string" table:number-columns-spanned="2" table:number-rows-spanned="1" table:style-name="ce35">
            <text:p>Sprints<text:s text:c="16"/></text:p>
          </table:table-cell>
          <table:covered-table-cell/>
          <table:table-cell table:number-columns-repeated="3" table:style-name="ce19"/>
          <table:table-cell table:number-columns-repeated="16375" table:style-name="ce20"/>
        </table:table-row>
        <table:table-row table:style-name="ro2">
          <table:table-cell office:value-type="string" table:style-name="ce21">
            <text:p>Feature ID</text:p>
          </table:table-cell>
          <table:table-cell office:value-type="string" table:style-name="ce21">
            <text:p>Priority</text:p>
          </table:table-cell>
          <table:table-cell office:value-type="string" table:style-name="ce21">
            <text:p>Required</text:p>
          </table:table-cell>
          <table:table-cell office:value-type="string" table:style-name="ce21">
            <text:p>Est</text:p>
          </table:table-cell>
          <table:table-cell office:value-type="string" table:style-name="ce21">
            <text:p>Planned</text:p>
          </table:table-cell>
          <table:table-cell office:value-type="string" table:style-name="ce21">
            <text:p>Status</text:p>
          </table:table-cell>
          <table:table-cell office:value-type="string" table:style-name="ce21">
            <text:p>As a...</text:p>
          </table:table-cell>
          <table:table-cell office:value-type="string" table:style-name="ce21">
            <text:p>I want to...</text:p>
          </table:table-cell>
          <table:table-cell office:value-type="string" table:style-name="ce21">
            <text:p>So that I can…</text:p>
          </table:table-cell>
          <table:table-cell office:value-type="string" table:style-name="ce21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CF</text:p>
          </table:table-cell>
          <table:table-cell office:value-type="float" office:value="1" table:content-validation-name="val5" table:style-name="ce15">
            <text:p>1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13" table:content-validation-name="val7" table:style-name="ce15">
            <text:p>1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 new ice cream flavor</text:p>
          </table:table-cell>
          <table:table-cell office:value-type="string" table:style-name="ce26">
            <text:p>Stock and sell dairy products</text:p>
          </table:table-cell>
          <table:table-cell office:value-type="string" table:style-name="ce26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CC</text:p>
          </table:table-cell>
          <table:table-cell office:value-type="float" office:value="2" table:content-validation-name="val5" table:style-name="ce15">
            <text:p>2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 new container</text:p>
          </table:table-cell>
          <table:table-cell office:value-type="string" table:style-name="ce26">
            <text:p>Stock and sell dairy products</text:p>
          </table:table-cell>
          <table:table-cell office:value-type="string" table:style-name="ce26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CT</text:p>
          </table:table-cell>
          <table:table-cell office:value-type="float" office:value="3" table:content-validation-name="val5" table:style-name="ce15">
            <text:p>3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 new topping</text:p>
          </table:table-cell>
          <table:table-cell office:value-type="string" table:style-name="ce26">
            <text:p>Stock and sell better dairy products</text:p>
          </table:table-cell>
          <table:table-cell office:value-type="string" table:style-name="ce26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GUI</text:p>
          </table:table-cell>
          <table:table-cell office:value-type="float" office:value="4" table:content-validation-name="val5" table:style-name="ce15">
            <text:p>4</text:p>
          </table:table-cell>
          <table:table-cell office:value-type="float" office:value="1" table:content-validation-name="val6" table:style-name="ce15">
            <text:p>1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Use a GUI instead of a terminal</text:p>
          </table:table-cell>
          <table:table-cell office:value-type="string" table:style-name="ce26">
            <text:p>Reduce training costs</text:p>
          </table:table-cell>
          <table:table-cell office:value-type="string" table:style-name="ce26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IGUI</text:p>
          </table:table-cell>
          <table:table-cell office:value-type="float" office:value="5" table:content-validation-name="val5" table:style-name="ce15">
            <text:p>5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13" table:content-validation-name="val7" table:style-name="ce15">
            <text:p>1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Use dialogs to create items</text:p>
          </table:table-cell>
          <table:table-cell office:value-type="string" table:style-name="ce26">
            <text:p>Reduce training costs</text:p>
          </table:table-cell>
          <table:table-cell office:value-type="string" table:style-name="ce26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2">
            <text:p>CS</text:p>
          </table:table-cell>
          <table:table-cell office:value-type="float" office:value="6" table:content-validation-name="val5" table:style-name="ce15">
            <text:p>6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Server</text:p>
          </table:table-cell>
          <table:table-cell office:value-type="string" table:style-name="ce25">
            <text:p>Create a serving of ice cream in a container with toppings</text:p>
          </table:table-cell>
          <table:table-cell office:value-type="string" table:style-name="ce26">
            <text:p>Create dairy products to sell</text:p>
          </table:table-cell>
          <table:table-cell office:value-type="string" table:style-name="ce26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2">
            <text:p>PS</text:p>
          </table:table-cell>
          <table:table-cell office:value-type="float" office:value="7" table:content-validation-name="val5" table:style-name="ce15">
            <text:p>7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Customer</text:p>
          </table:table-cell>
          <table:table-cell office:value-type="string" table:style-name="ce25">
            <text:p>Show the components of a serving (container, scoops, and toppings) for verification</text:p>
          </table:table-cell>
          <table:table-cell office:value-type="string" table:style-name="ce26">
            <text:p>Ensure my order was taken correctly</text:p>
          </table:table-cell>
          <table:table-cell office:value-type="string" table:style-name="ce26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22">
            <text:p>CTM</text:p>
          </table:table-cell>
          <table:table-cell office:value-type="float" office:value="8" table:content-validation-name="val5" table:style-name="ce15">
            <text:p>8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3" table:content-validation-name="val7" table:style-name="ce15">
            <text:p>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 new server</text:p>
          </table:table-cell>
          <table:table-cell office:value-type="string" table:style-name="ce26">
            <text:p>Staff the emporium</text:p>
          </table:table-cell>
          <table:table-cell table:style-name="ce26"/>
          <table:table-cell table:number-columns-repeated="16374" table:style-name="ce27"/>
        </table:table-row>
        <table:table-row table:style-name="ro2">
          <table:table-cell office:value-type="string" table:style-name="ce22">
            <text:p>CB</text:p>
          </table:table-cell>
          <table:table-cell office:value-type="float" office:value="9" table:content-validation-name="val5" table:style-name="ce15">
            <text:p>9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2" table:content-validation-name="val7" table:style-name="ce15">
            <text:p>2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Server</text:p>
          </table:table-cell>
          <table:table-cell office:value-type="string" table:style-name="ce25">
            <text:p>Create a new beloved customer</text:p>
          </table:table-cell>
          <table:table-cell office:value-type="string" table:style-name="ce26">
            <text:p>Keep track of our customers</text:p>
          </table:table-cell>
          <table:table-cell table:style-name="ce26"/>
          <table:table-cell table:number-columns-repeated="16374" table:style-name="ce27"/>
        </table:table-row>
        <table:table-row table:style-name="ro2">
          <table:table-cell office:value-type="string" table:style-name="ce22">
            <text:p>CO</text:p>
          </table:table-cell>
          <table:table-cell office:value-type="float" office:value="10" table:content-validation-name="val5" table:style-name="ce15">
            <text:p>10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13" table:content-validation-name="val7" table:style-name="ce15">
            <text:p>1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Server</text:p>
          </table:table-cell>
          <table:table-cell office:value-type="string" table:style-name="ce25">
            <text:p>Create an order of many servings of ice cream</text:p>
          </table:table-cell>
          <table:table-cell office:value-type="string" table:style-name="ce26">
            <text:p>Serve everyone in a customer party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CSB</text:p>
          </table:table-cell>
          <table:table-cell office:value-type="float" office:value="11" table:content-validation-name="val5" table:style-name="ce15">
            <text:p>11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1" table:content-validation-name="val7" table:style-name="ce15">
            <text:p>1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Customer</text:p>
          </table:table-cell>
          <table:table-cell office:value-type="string" table:style-name="ce25">
            <text:p>Create a serving of ice cream in a container with toppings</text:p>
          </table:table-cell>
          <table:table-cell office:value-type="string" table:style-name="ce26">
            <text:p>Self-order and not have to deal with people</text:p>
          </table:table-cell>
          <table:table-cell office:value-type="string" table:style-name="ce26">
            <text:p>This just enables the Customer role to do what the Server can do in defining a serving…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22">
            <text:p>COB</text:p>
          </table:table-cell>
          <table:table-cell office:value-type="float" office:value="12" table:content-validation-name="val5" table:style-name="ce15">
            <text:p>12</text:p>
          </table:table-cell>
          <table:table-cell office:value-type="float" office:value="2" table:content-validation-name="val6" table:style-name="ce15">
            <text:p>2</text:p>
          </table:table-cell>
          <table:table-cell office:value-type="float" office:value="1" table:content-validation-name="val7" table:style-name="ce15">
            <text:p>1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Customer</text:p>
          </table:table-cell>
          <table:table-cell office:value-type="string" table:style-name="ce25">
            <text:p>Create an order of many servings of ice cream</text:p>
          </table:table-cell>
          <table:table-cell office:value-type="string" table:style-name="ce26">
            <text:p>Self-order and not have to deal with people</text:p>
          </table:table-cell>
          <table:table-cell office:value-type="string" table:style-name="ce26">
            <text:p>...and order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22">
            <text:p>CE</text:p>
          </table:table-cell>
          <table:table-cell office:value-type="float" office:value="13" table:content-validation-name="val5" table:style-name="ce15">
            <text:p>13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n emporium that stocks items and maintains a cash register</text:p>
          </table:table-cell>
          <table:table-cell office:value-type="string" table:style-name="ce26">
            <text:p>Manage the emporium</text:p>
          </table:table-cell>
          <table:table-cell office:value-type="string" table:style-name="ce26">
            <text:p>This includes item stocks, server and customer lists, and the cash register</text:p>
          </table:table-cell>
          <table:table-cell table:number-columns-repeated="16374" table:style-name="ce27"/>
        </table:table-row>
        <table:table-row table:style-name="ro4">
          <table:table-cell office:value-type="string" table:style-name="ce22">
            <text:p>MST</text:p>
          </table:table-cell>
          <table:table-cell office:value-type="float" office:value="14" table:content-validation-name="val5" table:style-name="ce15">
            <text:p>14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Manage the state of each order (unfilled -&gt; filled -&gt; paid, or unfilled -&gt; canceled)</text:p>
          </table:table-cell>
          <table:table-cell office:value-type="string" table:style-name="ce26">
            <text:p>Ensure each order is filled and payment collected</text:p>
          </table:table-cell>
          <table:table-cell table:style-name="ce26"/>
          <table:table-cell table:number-columns-repeated="16374" table:style-name="ce27"/>
        </table:table-row>
        <table:table-row table:style-name="ro2">
          <table:table-cell office:value-type="string" table:style-name="ce22">
            <text:p>SAVD</text:p>
          </table:table-cell>
          <table:table-cell office:value-type="float" office:value="15" table:content-validation-name="val5" table:style-name="ce15">
            <text:p>15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Save all data to a default file</text:p>
          </table:table-cell>
          <table:table-cell office:value-type="string" table:style-name="ce26">
            <text:p>Ensure our data isn’t lost</text:p>
          </table:table-cell>
          <table:table-cell table:style-name="ce26"/>
          <table:table-cell table:number-columns-repeated="16374" table:style-name="ce27"/>
        </table:table-row>
        <table:table-row table:style-name="ro2">
          <table:table-cell office:value-type="string" table:style-name="ce22">
            <text:p>LOAD</text:p>
          </table:table-cell>
          <table:table-cell office:value-type="float" office:value="16" table:content-validation-name="val5" table:style-name="ce15">
            <text:p>16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Load data from a default file</text:p>
          </table:table-cell>
          <table:table-cell office:value-type="string" table:style-name="ce26">
            <text:p>Ensure our data isn’t lost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POS</text:p>
          </table:table-cell>
          <table:table-cell office:value-type="float" office:value="17" table:content-validation-name="val5" table:style-name="ce15">
            <text:p>17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Server</text:p>
          </table:table-cell>
          <table:table-cell office:value-type="string" table:style-name="ce25">
            <text:p>Show the servings in an order for the servers (what to prepare)</text:p>
          </table:table-cell>
          <table:table-cell office:value-type="string" table:style-name="ce26">
            <text:p>Know what to put into each serving in an order</text:p>
          </table:table-cell>
          <table:table-cell office:value-type="string" table:style-name="ce26">
            <text:p>This can simply be text in a MessageDialog, or something snazzier; <text:s/>probably similar to PS</text:p>
          </table:table-cell>
          <table:table-cell table:number-columns-repeated="16374" table:style-name="ce27"/>
        </table:table-row>
        <table:table-row table:style-name="ro3">
          <table:table-cell office:value-type="string" table:style-name="ce22">
            <text:p>POC</text:p>
          </table:table-cell>
          <table:table-cell office:value-type="float" office:value="18" table:content-validation-name="val5" table:style-name="ce15">
            <text:p>18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Customer</text:p>
          </table:table-cell>
          <table:table-cell office:value-type="string" table:style-name="ce25">
            <text:p>Show the servings in an order for the customer (what was ordered / how much it costs)</text:p>
          </table:table-cell>
          <table:table-cell office:value-type="string" table:style-name="ce26">
            <text:p>Verify that my order was taken correctly and see the price</text:p>
          </table:table-cell>
          <table:table-cell office:value-type="string" table:style-name="ce26">
            <text:p>This can simply be text in a MessageDialog, or something snazzier; probably similar to PS</text:p>
          </table:table-cell>
          <table:table-cell table:number-columns-repeated="16374" table:style-name="ce27"/>
        </table:table-row>
        <table:table-row table:style-name="ro2">
          <table:table-cell office:value-type="string" table:style-name="ce22">
            <text:p>CM</text:p>
          </table:table-cell>
          <table:table-cell office:value-type="float" office:value="19" table:content-validation-name="val5" table:style-name="ce15">
            <text:p>19</text:p>
          </table:table-cell>
          <table:table-cell office:value-type="float" office:value="3" table:content-validation-name="val6" table:style-name="ce15">
            <text:p>3</text:p>
          </table:table-cell>
          <table:table-cell office:value-type="float" office:value="3" table:content-validation-name="val7" table:style-name="ce15">
            <text:p>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Owner</text:p>
          </table:table-cell>
          <table:table-cell office:value-type="string" table:style-name="ce25">
            <text:p>Create a named manager</text:p>
          </table:table-cell>
          <table:table-cell office:value-type="string" table:style-name="ce26">
            <text:p>Delegate management tasks to a pro</text:p>
          </table:table-cell>
          <table:table-cell table:style-name="ce26"/>
          <table:table-cell table:number-columns-repeated="16374" table:style-name="ce27"/>
        </table:table-row>
        <table:table-row table:style-name="ro3">
          <table:table-cell office:value-type="string" table:style-name="ce22">
            <text:p>P&amp;L</text:p>
          </table:table-cell>
          <table:table-cell office:value-type="float" office:value="20" table:content-validation-name="val5" table:style-name="ce15">
            <text:p>20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Add a Profit &amp; Loss statement, showing all income, expenses, and total profit</text:p>
          </table:table-cell>
          <table:table-cell office:value-type="string" table:style-name="ce26">
            <text:p>Ensure that we’re making a profit and thus avoid bankruptcy</text:p>
          </table:table-cell>
          <table:table-cell table:style-name="ce26"/>
          <table:table-cell table:number-columns-repeated="16374" table:style-name="ce28"/>
        </table:table-row>
        <table:table-row table:style-name="ro3">
          <table:table-cell office:value-type="string" table:style-name="ce2">
            <text:p>RI</text:p>
          </table:table-cell>
          <table:table-cell office:value-type="float" office:value="21" table:content-validation-name="val5" table:style-name="ce15">
            <text:p>21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Display an Inventory Report, listing every item and the quantity in stock</text:p>
          </table:table-cell>
          <table:table-cell office:value-type="string" table:style-name="ce26">
            <text:p>Ensure we don’t run out of any product and thus disappoint our customers</text:p>
          </table:table-cell>
          <table:table-cell table:style-name="ce26"/>
          <table:table-cell table:number-columns-repeated="16374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22" table:content-validation-name="val5" table:style-name="ce15">
            <text:p>22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21" table:content-validation-name="val7" table:style-name="ce15">
            <text:p>21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Customer</text:p>
          </table:table-cell>
          <table:table-cell office:value-type="string" table:style-name="ce25">
            <text:p>Add and display pictures for each item (container, ice cream flavor, and topping)</text:p>
          </table:table-cell>
          <table:table-cell office:value-type="string" table:style-name="ce26">
            <text:p>Better understand the menu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RTM</text:p>
          </table:table-cell>
          <table:table-cell office:value-type="float" office:value="23" table:content-validation-name="val5" table:style-name="ce15">
            <text:p>23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Display a Server Report, listing all info about each server including # of orders served</text:p>
          </table:table-cell>
          <table:table-cell office:value-type="string" table:style-name="ce26">
            <text:p>Better manage our team and reward productive team members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ETMS</text:p>
          </table:table-cell>
          <table:table-cell office:value-type="float" office:value="24" table:content-validation-name="val5" table:style-name="ce15">
            <text:p>24</text:p>
          </table:table-cell>
          <table:table-cell office:value-type="float" office:value="4" table:content-validation-name="val6" table:style-name="ce15">
            <text:p>4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hange a server salary</text:p>
          </table:table-cell>
          <table:table-cell office:value-type="string" table:style-name="ce26">
            <text:p>Offer promotions and pay bumps to motivate our team members</text:p>
          </table:table-cell>
          <table:table-cell table:style-name="ce26"/>
          <table:table-cell table:number-columns-repeated="16374"/>
        </table:table-row>
        <table:table-row table:style-name="ro2">
          <table:table-cell office:value-type="string" table:style-name="ce2">
            <text:p>AI</text:p>
          </table:table-cell>
          <table:table-cell office:value-type="float" office:value="25" table:content-validation-name="val5" table:style-name="ce15">
            <text:p>25</text:p>
          </table:table-cell>
          <table:table-cell office:value-type="float" office:value="5" table:content-validation-name="val6" table:style-name="ce15">
            <text:p>5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Server</text:p>
          </table:table-cell>
          <table:table-cell office:value-type="string" table:style-name="ce25">
            <text:p>Restock items (ice cream flavor, container, and topping)</text:p>
          </table:table-cell>
          <table:table-cell office:value-type="string" table:style-name="ce26">
            <text:p>Ensure we can fill every order</text:p>
          </table:table-cell>
          <table:table-cell table:style-name="ce26"/>
          <table:table-cell table:number-columns-repeated="16374"/>
        </table:table-row>
        <table:table-row table:style-name="ro5">
          <table:table-cell office:value-type="string" table:style-name="ce2">
            <text:p>RO</text:p>
          </table:table-cell>
          <table:table-cell office:value-type="float" office:value="26" table:content-validation-name="val5" table:style-name="ce15">
            <text:p>26</text:p>
          </table:table-cell>
          <table:table-cell office:value-type="float" office:value="5" table:content-validation-name="val6" table:style-name="ce15">
            <text:p>5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Create an Order Report, showing all pending orders (unfilled and filled but unpaid)</text:p>
          </table:table-cell>
          <table:table-cell office:value-type="string" table:style-name="ce26">
            <text:p>Better manage our production process</text:p>
          </table:table-cell>
          <table:table-cell table:style-name="ce26"/>
          <table:table-cell table:number-columns-repeated="16374"/>
        </table:table-row>
        <table:table-row table:style-name="ro2">
          <table:table-cell office:value-type="string" table:style-name="ce2">
            <text:p>RB</text:p>
          </table:table-cell>
          <table:table-cell office:value-type="float" office:value="27" table:content-validation-name="val5" table:style-name="ce15">
            <text:p>27</text:p>
          </table:table-cell>
          <table:table-cell office:value-type="float" office:value="6" table:content-validation-name="val6" table:style-name="ce15">
            <text:p>6</text:p>
          </table:table-cell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Display a Customer Report, listing all info about each customer</text:p>
          </table:table-cell>
          <table:table-cell office:value-type="string" table:style-name="ce26">
            <text:p>Better attract repeat customers and handle complaints</text:p>
          </table:table-cell>
          <table:table-cell table:style-name="ce26"/>
          <table:table-cell table:number-columns-repeated="16374"/>
        </table:table-row>
        <table:table-row table:style-name="ro2">
          <table:table-cell office:value-type="string" table:style-name="ce2">
            <text:p>EF</text:p>
          </table:table-cell>
          <table:table-cell office:value-type="float" office:value="28" table:content-validation-name="val5" table:style-name="ce15">
            <text:p>28</text:p>
          </table:table-cell>
          <table:table-cell office:value-type="float" office:value="6" table:content-validation-name="val6" table:style-name="ce15">
            <text:p>6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Edit an ice cream flavor</text:p>
          </table:table-cell>
          <table:table-cell office:value-type="string" table:style-name="ce26">
            <text:p>Improve our data and keep it synced to reality</text:p>
          </table:table-cell>
          <table:table-cell table:style-name="ce26"/>
          <table:table-cell table:number-columns-repeated="16374"/>
        </table:table-row>
        <table:table-row table:style-name="ro2">
          <table:table-cell office:value-type="string" table:style-name="ce2">
            <text:p>EC</text:p>
          </table:table-cell>
          <table:table-cell office:value-type="float" office:value="29" table:content-validation-name="val5" table:style-name="ce15">
            <text:p>29</text:p>
          </table:table-cell>
          <table:table-cell office:value-type="float" office:value="6" table:content-validation-name="val6" table:style-name="ce15">
            <text:p>6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Edit a container</text:p>
          </table:table-cell>
          <table:table-cell office:value-type="string" table:style-name="ce26">
            <text:p>Improve our data and keep it synced to reality</text:p>
          </table:table-cell>
          <table:table-cell table:style-name="ce26"/>
          <table:table-cell table:number-columns-repeated="16374"/>
        </table:table-row>
        <table:table-row table:style-name="ro2">
          <table:table-cell office:value-type="string" table:style-name="ce2">
            <text:p>ET</text:p>
          </table:table-cell>
          <table:table-cell office:value-type="float" office:value="30" table:content-validation-name="val5" table:style-name="ce15">
            <text:p>30</text:p>
          </table:table-cell>
          <table:table-cell office:value-type="float" office:value="6" table:content-validation-name="val6" table:style-name="ce15">
            <text:p>6</text:p>
          </table:table-cell>
          <table:table-cell office:value-type="float" office:value="8" table:content-validation-name="val7" table:style-name="ce15">
            <text:p>8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Edit a new topping</text:p>
          </table:table-cell>
          <table:table-cell office:value-type="string" table:style-name="ce26">
            <text:p>Improve our data and keep it synced to reality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ROA</text:p>
          </table:table-cell>
          <table:table-cell office:value-type="float" office:value="31" table:content-validation-name="val5" table:style-name="ce15">
            <text:p>31</text:p>
          </table:table-cell>
          <table:table-cell table:content-validation-name="val6" table:style-name="ce15"/>
          <table:table-cell office:value-type="float" office:value="3" table:content-validation-name="val7" table:style-name="ce15">
            <text:p>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Add Order Report option to show completed as well as pending orders</text:p>
          </table:table-cell>
          <table:table-cell office:value-type="string" table:style-name="ce26">
            <text:p>Review our order history seeking patterns to understand how to improve efficiency and profit</text:p>
          </table:table-cell>
          <table:table-cell table:style-name="ce26"/>
          <table:table-cell table:number-columns-repeated="16374"/>
        </table:table-row>
        <table:table-row table:style-name="ro2">
          <table:table-cell office:value-type="string" table:style-name="ce2">
            <text:p>SALL</text:p>
          </table:table-cell>
          <table:table-cell office:value-type="float" office:value="32" table:content-validation-name="val5" table:style-name="ce15">
            <text:p>32</text:p>
          </table:table-cell>
          <table:table-cell table:content-validation-name="val6" table:style-name="ce15"/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Owner</text:p>
          </table:table-cell>
          <table:table-cell office:value-type="string" table:style-name="ce25">
            <text:p>Save all data to a specified file</text:p>
          </table:table-cell>
          <table:table-cell office:value-type="string" table:style-name="ce26">
            <text:p>Franchise my company</text:p>
          </table:table-cell>
          <table:table-cell table:style-name="ce26"/>
          <table:table-cell table:number-columns-repeated="16374"/>
        </table:table-row>
        <table:table-row table:style-name="ro2">
          <table:table-cell office:value-type="string" table:style-name="ce2">
            <text:p>LALL</text:p>
          </table:table-cell>
          <table:table-cell office:value-type="float" office:value="33" table:content-validation-name="val5" table:style-name="ce15">
            <text:p>33</text:p>
          </table:table-cell>
          <table:table-cell table:content-validation-name="val6" table:style-name="ce15"/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Owner</text:p>
          </table:table-cell>
          <table:table-cell office:value-type="string" table:style-name="ce25">
            <text:p>Load data from a specified file</text:p>
          </table:table-cell>
          <table:table-cell office:value-type="string" table:style-name="ce26">
            <text:p>Franchise my company</text:p>
          </table:table-cell>
          <table:table-cell table:style-name="ce26"/>
          <table:table-cell table:number-columns-repeated="16374"/>
        </table:table-row>
        <table:table-row table:style-name="ro2">
          <table:table-cell office:value-type="string" table:style-name="ce2">
            <text:p>CENEW</text:p>
          </table:table-cell>
          <table:table-cell office:value-type="float" office:value="34" table:content-validation-name="val5" table:style-name="ce15">
            <text:p>34</text:p>
          </table:table-cell>
          <table:table-cell table:content-validation-name="val6" table:style-name="ce15"/>
          <table:table-cell office:value-type="float" office:value="13" table:content-validation-name="val7" table:style-name="ce15">
            <text:p>1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Owner</text:p>
          </table:table-cell>
          <table:table-cell office:value-type="string" table:style-name="ce25">
            <text:p>Create a new franchise</text:p>
          </table:table-cell>
          <table:table-cell office:value-type="string" table:style-name="ce26">
            <text:p>Franchise my company</text:p>
          </table:table-cell>
          <table:table-cell table:style-name="ce26"/>
          <table:table-cell table:number-columns-repeated="16374"/>
        </table:table-row>
        <table:table-row table:style-name="ro5">
          <table:table-cell office:value-type="string" table:style-name="ce2">
            <text:p>XI</text:p>
          </table:table-cell>
          <table:table-cell office:value-type="float" office:value="35" table:content-validation-name="val5" table:style-name="ce15">
            <text:p>35</text:p>
          </table:table-cell>
          <table:table-cell table:content-validation-name="val6" table:style-name="ce15"/>
          <table:table-cell office:value-type="float" office:value="21" table:content-validation-name="val7" table:style-name="ce15">
            <text:p>21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Retire an item (no longer enable its selection for a new order, but keep in reports)</text:p>
          </table:table-cell>
          <table:table-cell office:value-type="string" table:style-name="ce26">
            <text:p>Remove items no longer offered from the menu</text:p>
          </table:table-cell>
          <table:table-cell table:style-name="ce26"/>
          <table:table-cell table:number-columns-repeated="16374"/>
        </table:table-row>
        <table:table-row table:style-name="ro3">
          <table:table-cell office:value-type="string" table:style-name="ce2">
            <text:p>XT</text:p>
          </table:table-cell>
          <table:table-cell office:value-type="float" office:value="36" table:content-validation-name="val5" table:style-name="ce15">
            <text:p>36</text:p>
          </table:table-cell>
          <table:table-cell table:content-validation-name="val6" table:style-name="ce15"/>
          <table:table-cell office:value-type="float" office:value="13" table:content-validation-name="val7" table:style-name="ce15">
            <text:p>13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5">
            <text:p>Suspend a server (no longer allow their selection for an order or restock, but keep in reports)</text:p>
          </table:table-cell>
          <table:table-cell office:value-type="string" table:style-name="ce26">
            <text:p>Remove team members who aren’t currently active from our drop-down lists (except reports)</text:p>
          </table:table-cell>
          <table:table-cell table:style-name="ce26"/>
          <table:table-cell table:number-columns-repeated="16374"/>
        </table:table-row>
        <table:table-row table:style-name="ro2">
          <table:table-cell office:value-type="string" table:style-name="ce2">
            <text:p>XXT</text:p>
          </table:table-cell>
          <table:table-cell office:value-type="float" office:value="37" table:content-validation-name="val5" table:style-name="ce15">
            <text:p>37</text:p>
          </table:table-cell>
          <table:table-cell table:content-validation-name="val6" table:style-name="ce15"/>
          <table:table-cell office:value-type="float" office:value="5" table:content-validation-name="val7" table:style-name="ce15">
            <text:p>5</text:p>
          </table:table-cell>
          <table:table-cell table:content-validation-name="val8" table:style-name="ce23"/>
          <table:table-cell table:content-validation-name="val9" table:style-name="ce23"/>
          <table:table-cell office:value-type="string" table:style-name="ce24">
            <text:p>Manager</text:p>
          </table:table-cell>
          <table:table-cell office:value-type="string" table:style-name="ce22">
            <text:p>Restore a server</text:p>
          </table:table-cell>
          <table:table-cell office:value-type="string" table:style-name="ce29">
            <text:p>Add a former team member tack into service</text:p>
          </table:table-cell>
          <table:table-cell table:style-name="ce29"/>
          <table:table-cell table:number-columns-repeated="16374"/>
        </table:table-row>
        <table:table-row table:number-rows-repeated="4" table:style-name="ro2">
          <table:table-cell table:style-name="ce2"/>
          <table:table-cell table:content-validation-name="val5" table:style-name="ce15"/>
          <table:table-cell table:content-validation-name="val6" table:style-name="ce15"/>
          <table:table-cell table:content-validation-name="val7" table:style-name="ce15"/>
          <table:table-cell table:content-validation-name="val8" table:style-name="ce23"/>
          <table:table-cell table:content-validation-name="val9" table:style-name="ce23"/>
          <table:table-cell table:style-name="ce24"/>
          <table:table-cell table:style-name="ce22"/>
          <table:table-cell table:number-columns-repeated="2" table:style-name="ce29"/>
          <table:table-cell table:number-columns-repeated="16374"/>
        </table:table-row>
        <table:table-row table:number-rows-repeated="35" table:style-name="ro2">
          <table:table-cell/>
          <table:table-cell table:content-validation-name="val5" table:style-name="ce15"/>
          <table:table-cell table:content-validation-name="val6" table:style-name="ce15"/>
          <table:table-cell table:content-validation-name="val7" table:style-name="ce15"/>
          <table:table-cell table:content-validation-name="val8" table:style-name="ce23"/>
          <table:table-cell table:content-validation-name="val9" table:style-name="ce23"/>
          <table:table-cell table:style-name="ce24"/>
          <table:table-cell table:style-name="ce22"/>
          <table:table-cell table:number-columns-repeated="2" table:style-name="ce29"/>
          <table:table-cell table:number-columns-repeated="16374"/>
        </table:table-row>
        <table:table-row table:number-rows-repeated="13" table:style-name="ro2">
          <table:table-cell/>
          <table:table-cell table:number-columns-repeated="6" table:style-name="ce2"/>
          <table:table-cell table:style-name="ce22"/>
          <table:table-cell table:number-columns-repeated="1016" table:style-name="ce2"/>
          <table:table-cell table:number-columns-repeated="15360"/>
        </table:table-row>
        <table:table-row table:number-rows-repeated="6" table:style-name="ro2">
          <table:table-cell table:number-columns-repeated="7"/>
          <table:table-cell table:style-name="ce22"/>
          <table:table-cell table:number-columns-repeated="16376"/>
        </table:table-row>
        <table:table-row table:number-rows-repeated="1048458" table:style-name="ro6">
          <table:table-cell table:number-columns-repeated="16384"/>
        </table:table-row>
      </table:table>
      <table:table table:name="Sprint_01_Backlog" table:style-name="ta1"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1" table:style-name="ce36">
            <text:p>1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0-19T00:00:00" table:style-name="ce39">
            <text:p>Oct 19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0-26T00:00:00" table:style-name="ce39">
            <text:p>Oct 26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table:content-validation-name="val12" table:style-name="ce31"/>
          <table:table-cell table:content-validation-name="val13" table:style-name="ce31"/>
          <table:table-cell office:value-type="string" table:style-name="ce44">
            <text:p>--&gt; Add tasks to complete each feature for this sprint</text:p>
          </table:table-cell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31"/>
          <table:table-cell table:content-validation-name="val13" table:style-name="ce31"/>
          <table:table-cell table:content-validation-name="val14" table:style-name="ce31"/>
          <table:table-cell table:content-validation-name="val15" table:style-name="ce45"/>
          <table:table-cell table:content-validation-name="val16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1"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2" table:style-name="ce36">
            <text:p>2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0-26T00:00:00" table:style-name="ce39">
            <text:p>Oct 26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1-02T00:00:00" table:style-name="ce39">
            <text:p>Nov 02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table:content-validation-name="val18" table:style-name="ce31"/>
          <table:table-cell table:content-validation-name="val19" table:style-name="ce31"/>
          <table:table-cell office:value-type="string" table:style-name="ce44">
            <text:p>--&gt; Add tasks to complete each feature for this sprint</text:p>
          </table:table-cell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" table:content-validation-name="val17" table:style-name="ce1">
            <text:p>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" table:content-validation-name="val17" table:style-name="ce1">
            <text:p>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31"/>
          <table:table-cell table:content-validation-name="val19" table:style-name="ce31"/>
          <table:table-cell table:content-validation-name="val20" table:style-name="ce31"/>
          <table:table-cell table:content-validation-name="val21" table:style-name="ce45"/>
          <table:table-cell table:content-validation-name="val2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1-02T00:00:00" table:style-name="ce39">
            <text:p>Nov 02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1-09T00:00:00" table:style-name="ce39">
            <text:p>Nov 09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31"/>
          <table:table-cell table:content-validation-name="val25" table:style-name="ce31"/>
          <table:table-cell office:value-type="string" table:style-name="ce44">
            <text:p>--&gt; Add tasks to complete each feature for this sprint</text:p>
          </table:table-cell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31"/>
          <table:table-cell table:content-validation-name="val25" table:style-name="ce31"/>
          <table:table-cell table:content-validation-name="val26" table:style-name="ce31"/>
          <table:table-cell table:content-validation-name="val27" table:style-name="ce45"/>
          <table:table-cell table:content-validation-name="val28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1-09T00:00:00" table:style-name="ce39">
            <text:p>Nov 09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1-16T00:00:00" table:style-name="ce39">
            <text:p>Nov 16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31"/>
          <table:table-cell table:content-validation-name="val31" table:style-name="ce31"/>
          <table:table-cell office:value-type="string" table:style-name="ce44">
            <text:p>--&gt; Add tasks to complete each feature for this sprint</text:p>
          </table:table-cell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31"/>
          <table:table-cell table:content-validation-name="val31" table:style-name="ce31"/>
          <table:table-cell table:content-validation-name="val32" table:style-name="ce31"/>
          <table:table-cell table:content-validation-name="val33" table:style-name="ce45"/>
          <table:table-cell table:content-validation-name="val3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5_Backlog" table:style-name="ta1"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1-16T00:00:00" table:style-name="ce39">
            <text:p>Nov 16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1-23T00:00:00" table:style-name="ce39">
            <text:p>Nov 23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31"/>
          <table:table-cell table:content-validation-name="val37" table:style-name="ce31"/>
          <table:table-cell office:value-type="string" table:style-name="ce44">
            <text:p>--&gt; Add tasks to complete each feature for this sprint</text:p>
          </table:table-cell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31"/>
          <table:table-cell table:content-validation-name="val37" table:style-name="ce31"/>
          <table:table-cell table:content-validation-name="val38" table:style-name="ce31"/>
          <table:table-cell table:content-validation-name="val39" table:style-name="ce45"/>
          <table:table-cell table:content-validation-name="val40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6_Backlog" table:style-name="ta1"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6">
            <text:p>Sprint #</text:p>
          </table:table-cell>
          <table:table-cell office:value-type="float" office:value="3" table:style-name="ce36">
            <text:p>3</text:p>
          </table:table-cell>
          <table:table-cell table:style-name="ce36"/>
          <table:table-cell office:value-type="string" table:style-name="ce37">
            <text:p>Complete Fields in Green!!!</text:p>
          </table:table-cell>
          <table:table-cell table:style-name="ce1"/>
          <table:table-cell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Start on</text:p>
          </table:table-cell>
          <table:table-cell office:value-type="date" office:date-value="2017-11-23T00:00:00" table:style-name="ce39">
            <text:p>Nov 23</text:p>
          </table:table-cell>
          <table:table-cell table:style-name="ce36"/>
          <table:table-cell office:value-type="string" table:style-name="ce40">
            <text:p>*** Create a new Sprint Backlog for EVERY SPRINT ***</text:p>
          </table:table-cell>
          <table:table-cell table:number-columns-repeated="2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End on</text:p>
          </table:table-cell>
          <table:table-cell office:value-type="date" office:date-value="2017-11-30T00:00:00" table:style-name="ce39">
            <text:p>Nov 30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table:style-name="ce41"/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style-name="ce36"/>
          <table:table-cell office:value-type="string" table:style-name="ce42">
            <text:p>Remaining</text:p>
          </table:table-cell>
          <table:table-cell office:value-type="string" table:style-name="ce36">
            <text:p>Completed (this day)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Total Tasks</text:p>
          </table:table-cell>
          <table:table-cell office:value-type="float" office:value="1" table:formula="of:=COUNTA([.D17:.D995])" table:style-name="ce36">
            <text:p>1</text:p>
          </table:table-cell>
          <table:table-cell table:number-columns-repeated="4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1 Left</text:p>
          </table:table-cell>
          <table:table-cell office:value-type="float" office:value="1" table:formula="of:=[.B7]-[.C8]" table:style-name="ce36">
            <text:p>1</text:p>
          </table:table-cell>
          <table:table-cell office:value-type="float" office:value="0" table:formula="of:=COUNTIF([.E$17:.E$995]; &quot;Completed Day 1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2 Left</text:p>
          </table:table-cell>
          <table:table-cell office:value-type="float" office:value="1" table:formula="of:=[.B8]-[.C9]" table:style-name="ce36">
            <text:p>1</text:p>
          </table:table-cell>
          <table:table-cell office:value-type="float" office:value="0" table:formula="of:=COUNTIF([.E$17:.E$995]; &quot;Completed Day 2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3 Left</text:p>
          </table:table-cell>
          <table:table-cell office:value-type="float" office:value="1" table:formula="of:=[.B9]-[.C10]" table:style-name="ce36">
            <text:p>1</text:p>
          </table:table-cell>
          <table:table-cell office:value-type="float" office:value="0" table:formula="of:=COUNTIF([.E$17:.E$995]; &quot;Completed Day 3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4 Left</text:p>
          </table:table-cell>
          <table:table-cell office:value-type="float" office:value="1" table:formula="of:=[.B10]-[.C11]" table:style-name="ce36">
            <text:p>1</text:p>
          </table:table-cell>
          <table:table-cell office:value-type="float" office:value="0" table:formula="of:=COUNTIF([.E$17:.E$995]; &quot;Completed Day 4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5 Left</text:p>
          </table:table-cell>
          <table:table-cell office:value-type="float" office:value="1" table:formula="of:=[.B11]-[.C12]" table:style-name="ce36">
            <text:p>1</text:p>
          </table:table-cell>
          <table:table-cell office:value-type="float" office:value="0" table:formula="of:=COUNTIF([.E$17:.E$995]; &quot;Completed Day 5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6 Left</text:p>
          </table:table-cell>
          <table:table-cell office:value-type="float" office:value="1" table:formula="of:=[.B12]-[.C13]" table:style-name="ce36">
            <text:p>1</text:p>
          </table:table-cell>
          <table:table-cell office:value-type="float" office:value="0" table:formula="of:=COUNTIF([.E$17:.E$995]; &quot;Completed Day 6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36">
            <text:p>Day 7 Left</text:p>
          </table:table-cell>
          <table:table-cell office:value-type="float" office:value="1" table:formula="of:=[.B13]-[.C14]" table:style-name="ce36">
            <text:p>1</text:p>
          </table:table-cell>
          <table:table-cell office:value-type="float" office:value="0" table:formula="of:=COUNTIF([.E$17:.E$995]; &quot;Completed Day 7&quot;)" table:style-name="ce36">
            <text:p>0</text:p>
          </table:table-cell>
          <table:table-cell table:number-columns-repeated="3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table:number-columns-repeated="6" table:style-name="ce36"/>
          <table:table-cell table:number-columns-repeated="1016" table:style-name="ce38"/>
          <table:table-cell table:number-columns-repeated="15362"/>
        </table:table-row>
        <table:table-row table:style-name="ro2">
          <table:table-cell office:value-type="string" table:style-name="ce43">
            <text:p>Task ID</text:p>
          </table:table-cell>
          <table:table-cell office:value-type="string" table:style-name="ce43">
            <text:p>Feature ID</text:p>
          </table:table-cell>
          <table:table-cell office:value-type="string" table:style-name="ce43">
            <text:p>Assigned To</text:p>
          </table:table-cell>
          <table:table-cell office:value-type="string" table:style-name="ce43">
            <text:p>Description</text:p>
          </table:table-cell>
          <table:table-cell office:value-type="string" table:style-name="ce43">
            <text:p>Status</text:p>
          </table:table-cell>
          <table:table-cell office:value-type="string" table:style-name="ce4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41" table:style-name="ce1">
            <text:p>1</text:p>
          </table:table-cell>
          <table:table-cell table:content-validation-name="val42" table:style-name="ce31"/>
          <table:table-cell table:content-validation-name="val43" table:style-name="ce31"/>
          <table:table-cell office:value-type="string" table:style-name="ce44">
            <text:p>--&gt; Add tasks to complete each feature for this sprint</text:p>
          </table:table-cell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2" table:content-validation-name="val41" table:style-name="ce1">
            <text:p>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3" table:content-validation-name="val41" table:style-name="ce1">
            <text:p>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4" table:content-validation-name="val41" table:style-name="ce1">
            <text:p>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5" table:content-validation-name="val41" table:style-name="ce1">
            <text:p>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6" table:content-validation-name="val41" table:style-name="ce1">
            <text:p>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7" table:content-validation-name="val41" table:style-name="ce1">
            <text:p>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8" table:content-validation-name="val41" table:style-name="ce1">
            <text:p>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9" table:content-validation-name="val41" table:style-name="ce1">
            <text:p>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10" table:content-validation-name="val41" table:style-name="ce1">
            <text:p>1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11" table:content-validation-name="val41" table:style-name="ce1">
            <text:p>1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12" table:content-validation-name="val41" table:style-name="ce1">
            <text:p>1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13" table:content-validation-name="val41" table:style-name="ce1">
            <text:p>1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14" table:content-validation-name="val41" table:style-name="ce1">
            <text:p>1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15" table:content-validation-name="val41" table:style-name="ce1">
            <text:p>1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16" table:content-validation-name="val41" table:style-name="ce1">
            <text:p>1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17" table:content-validation-name="val41" table:style-name="ce1">
            <text:p>1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18" table:content-validation-name="val41" table:style-name="ce1">
            <text:p>1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19" table:content-validation-name="val41" table:style-name="ce1">
            <text:p>1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20" table:content-validation-name="val41" table:style-name="ce1">
            <text:p>2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21" table:content-validation-name="val41" table:style-name="ce1">
            <text:p>2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22" table:content-validation-name="val41" table:style-name="ce1">
            <text:p>2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23" table:content-validation-name="val41" table:style-name="ce1">
            <text:p>2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24" table:content-validation-name="val41" table:style-name="ce1">
            <text:p>2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25" table:content-validation-name="val41" table:style-name="ce1">
            <text:p>2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26" table:content-validation-name="val41" table:style-name="ce1">
            <text:p>2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27" table:content-validation-name="val41" table:style-name="ce1">
            <text:p>2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28" table:content-validation-name="val41" table:style-name="ce1">
            <text:p>2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29" table:content-validation-name="val41" table:style-name="ce1">
            <text:p>2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30" table:content-validation-name="val41" table:style-name="ce1">
            <text:p>3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31" table:content-validation-name="val41" table:style-name="ce1">
            <text:p>3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32" table:content-validation-name="val41" table:style-name="ce1">
            <text:p>3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33" table:content-validation-name="val41" table:style-name="ce1">
            <text:p>3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34" table:content-validation-name="val41" table:style-name="ce1">
            <text:p>3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35" table:content-validation-name="val41" table:style-name="ce1">
            <text:p>3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36" table:content-validation-name="val41" table:style-name="ce1">
            <text:p>3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37" table:content-validation-name="val41" table:style-name="ce1">
            <text:p>3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38" table:content-validation-name="val41" table:style-name="ce1">
            <text:p>3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39" table:content-validation-name="val41" table:style-name="ce1">
            <text:p>3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40" table:content-validation-name="val41" table:style-name="ce1">
            <text:p>4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41" table:content-validation-name="val41" table:style-name="ce1">
            <text:p>4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42" table:content-validation-name="val41" table:style-name="ce1">
            <text:p>4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43" table:content-validation-name="val41" table:style-name="ce1">
            <text:p>4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44" table:content-validation-name="val41" table:style-name="ce1">
            <text:p>4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45" table:content-validation-name="val41" table:style-name="ce1">
            <text:p>4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46" table:content-validation-name="val41" table:style-name="ce1">
            <text:p>4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47" table:content-validation-name="val41" table:style-name="ce1">
            <text:p>4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48" table:content-validation-name="val41" table:style-name="ce1">
            <text:p>4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49" table:content-validation-name="val41" table:style-name="ce1">
            <text:p>4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50" table:content-validation-name="val41" table:style-name="ce1">
            <text:p>5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51" table:content-validation-name="val41" table:style-name="ce1">
            <text:p>5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52" table:content-validation-name="val41" table:style-name="ce1">
            <text:p>5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53" table:content-validation-name="val41" table:style-name="ce1">
            <text:p>5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54" table:content-validation-name="val41" table:style-name="ce1">
            <text:p>5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55" table:content-validation-name="val41" table:style-name="ce1">
            <text:p>5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56" table:content-validation-name="val41" table:style-name="ce1">
            <text:p>5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57" table:content-validation-name="val41" table:style-name="ce1">
            <text:p>5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58" table:content-validation-name="val41" table:style-name="ce1">
            <text:p>5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59" table:content-validation-name="val41" table:style-name="ce1">
            <text:p>5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60" table:content-validation-name="val41" table:style-name="ce1">
            <text:p>6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61" table:content-validation-name="val41" table:style-name="ce1">
            <text:p>6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62" table:content-validation-name="val41" table:style-name="ce1">
            <text:p>6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63" table:content-validation-name="val41" table:style-name="ce1">
            <text:p>6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64" table:content-validation-name="val41" table:style-name="ce1">
            <text:p>6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65" table:content-validation-name="val41" table:style-name="ce1">
            <text:p>6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66" table:content-validation-name="val41" table:style-name="ce1">
            <text:p>6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67" table:content-validation-name="val41" table:style-name="ce1">
            <text:p>6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68" table:content-validation-name="val41" table:style-name="ce1">
            <text:p>6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69" table:content-validation-name="val41" table:style-name="ce1">
            <text:p>6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70" table:content-validation-name="val41" table:style-name="ce1">
            <text:p>7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71" table:content-validation-name="val41" table:style-name="ce1">
            <text:p>7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72" table:content-validation-name="val41" table:style-name="ce1">
            <text:p>7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73" table:content-validation-name="val41" table:style-name="ce1">
            <text:p>7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74" table:content-validation-name="val41" table:style-name="ce1">
            <text:p>7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75" table:content-validation-name="val41" table:style-name="ce1">
            <text:p>75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76" table:content-validation-name="val41" table:style-name="ce1">
            <text:p>76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77" table:content-validation-name="val41" table:style-name="ce1">
            <text:p>77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78" table:content-validation-name="val41" table:style-name="ce1">
            <text:p>78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79" table:content-validation-name="val41" table:style-name="ce1">
            <text:p>79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80" table:content-validation-name="val41" table:style-name="ce1">
            <text:p>80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81" table:content-validation-name="val41" table:style-name="ce1">
            <text:p>81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82" table:content-validation-name="val41" table:style-name="ce1">
            <text:p>82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83" table:content-validation-name="val41" table:style-name="ce1">
            <text:p>83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style-name="ro2">
          <table:table-cell office:value-type="float" office:value="84" table:content-validation-name="val41" table:style-name="ce1">
            <text:p>84</text:p>
          </table:table-cell>
          <table:table-cell table:content-validation-name="val42" table:style-name="ce31"/>
          <table:table-cell table:content-validation-name="val43" table:style-name="ce31"/>
          <table:table-cell table:content-validation-name="val44" table:style-name="ce31"/>
          <table:table-cell table:content-validation-name="val45" table:style-name="ce45"/>
          <table:table-cell table:content-validation-name="val46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20</meta:generator>
    <dc:creator>Acharya, Divyansh</dc:creator>
    <meta:creation-date>2016-03-21T22:16:37Z</meta:creation-date>
    <dc:date>2017-11-02T05:18:18Z</dc:date>
    <meta:editing-cycles>114</meta:editing-cycles>
    <meta:editing-duration>PT61792S</meta:editing-duration>
  </office:meta>
</office:document-meta>
</file>